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291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1.757cm"/>
    </style:style>
    <style:style style:name="co11" style:family="table-column">
      <style:table-column-properties fo:break-before="auto" style:column-width="2.88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number-columns-repeated="1013" table:default-cell-style-name="Excel_20_Built-in_20_Normal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Ticker</text:p>
          </table:table-cell>
          <table:table-cell table:style-name="ce1" office:value-type="string">
            <text:p>Yahoo_Ticker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FV_Morningstar</text:p>
          </table:table-cell>
          <table:table-cell table:style-name="ce1" office:value-type="string">
            <text:p>FV_AlphaSpread</text:p>
          </table:table-cell>
          <table:table-cell table:style-name="ce1" office:value-type="string">
            <text:p>FV_ValueInvesting</text:p>
          </table:table-cell>
          <table:table-cell table:style-name="ce1" office:value-type="string">
            <text:p>FV_Averag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OS_vs_AvgFV</text:p>
          </table:table-cell>
          <table:table-cell table:number-columns-repeated="1013"/>
        </table:table-row>
        <table:table-row table:style-name="ro1">
          <table:table-cell office:value-type="string">
            <text:p>Wilhelmsen Holding B</text:p>
          </table:table-cell>
          <table:table-cell office:value-type="string">
            <text:p>WWIB</text:p>
          </table:table-cell>
          <table:table-cell office:value-type="string">
            <text:p>WWI.OL</text:p>
          </table:table-cell>
          <table:table-cell table:formula="of:=googlefinance([.C2];&quot;price&quot;)" office:value-type="float" office:value="0">
            <text:p>#NAMN?</text:p>
          </table:table-cell>
          <table:table-cell table:number-columns-repeated="3"/>
          <table:table-cell table:formula="of:=AVERAGE([.E2:.G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]-[.D2])/[.D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Zoom Video</text:p>
          </table:table-cell>
          <table:table-cell table:number-columns-repeated="2" office:value-type="string">
            <text:p>ZM</text:p>
          </table:table-cell>
          <table:table-cell table:formula="of:=googlefinance([.C3];&quot;price&quot;)" office:value-type="float" office:value="0">
            <text:p>#NAMN?</text:p>
          </table:table-cell>
          <table:table-cell table:number-columns-repeated="3"/>
          <table:table-cell table:formula="of:=AVERAGE([.E3:.G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]-[.D3])/[.D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Addtech B</text:p>
          </table:table-cell>
          <table:table-cell office:value-type="string">
            <text:p>HACK</text:p>
          </table:table-cell>
          <table:table-cell office:value-type="string">
            <text:p>ADDT-B.ST</text:p>
          </table:table-cell>
          <table:table-cell table:formula="of:=googlefinance([.C4];&quot;price&quot;)" office:value-type="float" office:value="0">
            <text:p>#NAMN?</text:p>
          </table:table-cell>
          <table:table-cell table:number-columns-repeated="3"/>
          <table:table-cell table:formula="of:=AVERAGE([.E4:.G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]-[.D4])/[.D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SAP</text:p>
          </table:table-cell>
          <table:table-cell office:value-type="string">
            <text:p>SAP.DE</text:p>
          </table:table-cell>
          <table:table-cell table:formula="of:=googlefinance([.C5];&quot;price&quot;)" office:value-type="float" office:value="0">
            <text:p>#NAMN?</text:p>
          </table:table-cell>
          <table:table-cell table:number-columns-repeated="3"/>
          <table:table-cell table:formula="of:=AVERAGE([.E5:.G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]-[.D5])/[.D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Betsson B</text:p>
          </table:table-cell>
          <table:table-cell office:value-type="string">
            <text:p>BETS B</text:p>
          </table:table-cell>
          <table:table-cell office:value-type="string">
            <text:p>BETS-B.ST</text:p>
          </table:table-cell>
          <table:table-cell table:formula="of:=googlefinance([.C6];&quot;price&quot;)" office:value-type="float" office:value="0">
            <text:p>#NAMN?</text:p>
          </table:table-cell>
          <table:table-cell table:number-columns-repeated="3"/>
          <table:table-cell table:formula="of:=AVERAGE([.E6:.G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6]-[.D6])/[.D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GTT Communications</text:p>
          </table:table-cell>
          <table:table-cell table:number-columns-repeated="2" office:value-type="string">
            <text:p>GTT</text:p>
          </table:table-cell>
          <table:table-cell table:formula="of:=googlefinance([.C7];&quot;price&quot;)" office:value-type="float" office:value="0">
            <text:p>#NAMN?</text:p>
          </table:table-cell>
          <table:table-cell table:number-columns-repeated="3"/>
          <table:table-cell table:formula="of:=AVERAGE([.E7:.G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7]-[.D7])/[.D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Regeneron</text:p>
          </table:table-cell>
          <table:table-cell table:number-columns-repeated="2" office:value-type="string">
            <text:p>REGN</text:p>
          </table:table-cell>
          <table:table-cell table:formula="of:=googlefinance([.C8];&quot;price&quot;)" office:value-type="float" office:value="0">
            <text:p>#NAMN?</text:p>
          </table:table-cell>
          <table:table-cell table:number-columns-repeated="3"/>
          <table:table-cell table:formula="of:=AVERAGE([.E8:.G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8]-[.D8])/[.D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NVIDIA</text:p>
          </table:table-cell>
          <table:table-cell table:number-columns-repeated="2" office:value-type="string">
            <text:p>NVDA</text:p>
          </table:table-cell>
          <table:table-cell table:formula="of:=googlefinance([.C9];&quot;price&quot;)" office:value-type="float" office:value="0">
            <text:p>#NAMN?</text:p>
          </table:table-cell>
          <table:table-cell table:number-columns-repeated="3"/>
          <table:table-cell table:formula="of:=AVERAGE([.E9:.G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9]-[.D9])/[.D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Bavarian Nordic</text:p>
          </table:table-cell>
          <table:table-cell table:number-columns-repeated="2" office:value-type="string">
            <text:p>BAVA</text:p>
          </table:table-cell>
          <table:table-cell table:formula="of:=googlefinance([.C10];&quot;price&quot;)" office:value-type="float" office:value="0">
            <text:p>#NAMN?</text:p>
          </table:table-cell>
          <table:table-cell table:number-columns-repeated="3"/>
          <table:table-cell table:formula="of:=AVERAGE([.E10:.G1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0]-[.D10])/[.D1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Evolution Gaming</text:p>
          </table:table-cell>
          <table:table-cell table:number-columns-repeated="2" office:value-type="string">
            <text:p>EVO</text:p>
          </table:table-cell>
          <table:table-cell table:formula="of:=googlefinance([.C11];&quot;price&quot;)" office:value-type="float" office:value="0">
            <text:p>#NAMN?</text:p>
          </table:table-cell>
          <table:table-cell table:number-columns-repeated="3"/>
          <table:table-cell table:formula="of:=AVERAGE([.E11:.G1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1]-[.D11])/[.D1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Doximity</text:p>
          </table:table-cell>
          <table:table-cell table:number-columns-repeated="2" office:value-type="string">
            <text:p>DOCS</text:p>
          </table:table-cell>
          <table:table-cell table:formula="of:=googlefinance([.C12];&quot;price&quot;)" office:value-type="float" office:value="0">
            <text:p>#NAMN?</text:p>
          </table:table-cell>
          <table:table-cell table:number-columns-repeated="3"/>
          <table:table-cell table:formula="of:=AVERAGE([.E12:.G1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2]-[.D12])/[.D1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ricut</text:p>
          </table:table-cell>
          <table:table-cell table:number-columns-repeated="2" office:value-type="string">
            <text:p>CRCT</text:p>
          </table:table-cell>
          <table:table-cell table:formula="of:=googlefinance([.C13];&quot;price&quot;)" office:value-type="float" office:value="0">
            <text:p>#NAMN?</text:p>
          </table:table-cell>
          <table:table-cell table:number-columns-repeated="3"/>
          <table:table-cell table:formula="of:=AVERAGE([.E13:.G1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3]-[.D13])/[.D1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Shift4 Payments</text:p>
          </table:table-cell>
          <table:table-cell table:number-columns-repeated="2" office:value-type="string">
            <text:p>FOUR</text:p>
          </table:table-cell>
          <table:table-cell table:formula="of:=googlefinance([.C14];&quot;price&quot;)" office:value-type="float" office:value="0">
            <text:p>#NAMN?</text:p>
          </table:table-cell>
          <table:table-cell table:number-columns-repeated="3"/>
          <table:table-cell table:formula="of:=AVERAGE([.E14:.G1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4]-[.D14])/[.D1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Indutrade</text:p>
          </table:table-cell>
          <table:table-cell table:number-columns-repeated="2" office:value-type="string">
            <text:p>ITP</text:p>
          </table:table-cell>
          <table:table-cell table:formula="of:=googlefinance([.C15];&quot;price&quot;)" office:value-type="float" office:value="0">
            <text:p>#NAMN?</text:p>
          </table:table-cell>
          <table:table-cell table:number-columns-repeated="3"/>
          <table:table-cell table:formula="of:=AVERAGE([.E15:.G1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5]-[.D15])/[.D1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Altria</text:p>
          </table:table-cell>
          <table:table-cell table:number-columns-repeated="2" office:value-type="string">
            <text:p>MO</text:p>
          </table:table-cell>
          <table:table-cell table:formula="of:=googlefinance([.C16];&quot;price&quot;)" office:value-type="float" office:value="0">
            <text:p>#NAMN?</text:p>
          </table:table-cell>
          <table:table-cell table:number-columns-repeated="3"/>
          <table:table-cell table:formula="of:=AVERAGE([.E16:.G1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6]-[.D16])/[.D1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ME Group</text:p>
          </table:table-cell>
          <table:table-cell table:number-columns-repeated="2" office:value-type="string">
            <text:p>MEGP</text:p>
          </table:table-cell>
          <table:table-cell table:formula="of:=googlefinance([.C17];&quot;price&quot;)" office:value-type="float" office:value="0">
            <text:p>#NAMN?</text:p>
          </table:table-cell>
          <table:table-cell table:number-columns-repeated="3"/>
          <table:table-cell table:formula="of:=AVERAGE([.E17:.G1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7]-[.D17])/[.D1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Value Line</text:p>
          </table:table-cell>
          <table:table-cell table:number-columns-repeated="2" office:value-type="string">
            <text:p>VALU</text:p>
          </table:table-cell>
          <table:table-cell table:formula="of:=googlefinance([.C18];&quot;price&quot;)" office:value-type="float" office:value="0">
            <text:p>#NAMN?</text:p>
          </table:table-cell>
          <table:table-cell table:number-columns-repeated="3"/>
          <table:table-cell table:formula="of:=AVERAGE([.E18:.G1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8]-[.D18])/[.D1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Gaztransport</text:p>
          </table:table-cell>
          <table:table-cell table:number-columns-repeated="2" office:value-type="string">
            <text:p>GTT</text:p>
          </table:table-cell>
          <table:table-cell table:formula="of:=googlefinance([.C19];&quot;price&quot;)" office:value-type="float" office:value="0">
            <text:p>#NAMN?</text:p>
          </table:table-cell>
          <table:table-cell table:number-columns-repeated="3"/>
          <table:table-cell table:formula="of:=AVERAGE([.E19:.G1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19]-[.D19])/[.D1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Oslo Airport</text:p>
          </table:table-cell>
          <table:table-cell table:number-columns-repeated="2" office:value-type="string">
            <text:p>OEWA</text:p>
          </table:table-cell>
          <table:table-cell table:formula="of:=googlefinance([.C20];&quot;price&quot;)" office:value-type="float" office:value="0">
            <text:p>#NAMN?</text:p>
          </table:table-cell>
          <table:table-cell table:number-columns-repeated="3"/>
          <table:table-cell table:formula="of:=AVERAGE([.E20:.G2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0]-[.D20])/[.D2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Mekonomen</text:p>
          </table:table-cell>
          <table:table-cell table:number-columns-repeated="2" office:value-type="string">
            <text:p>MEKKO</text:p>
          </table:table-cell>
          <table:table-cell table:formula="of:=googlefinance([.C21];&quot;price&quot;)" office:value-type="float" office:value="0">
            <text:p>#NAMN?</text:p>
          </table:table-cell>
          <table:table-cell table:number-columns-repeated="3"/>
          <table:table-cell table:formula="of:=AVERAGE([.E21:.G2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1]-[.D21])/[.D2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Flowserve</text:p>
          </table:table-cell>
          <table:table-cell table:number-columns-repeated="2" office:value-type="string">
            <text:p>FLW1</text:p>
          </table:table-cell>
          <table:table-cell table:formula="of:=googlefinance([.C22];&quot;price&quot;)" office:value-type="float" office:value="0">
            <text:p>#NAMN?</text:p>
          </table:table-cell>
          <table:table-cell table:number-columns-repeated="3"/>
          <table:table-cell table:formula="of:=AVERAGE([.E22:.G2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2]-[.D22])/[.D2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Zinzino B</text:p>
          </table:table-cell>
          <table:table-cell table:number-columns-repeated="2" office:value-type="string">
            <text:p>ZZ B</text:p>
          </table:table-cell>
          <table:table-cell table:formula="of:=googlefinance([.C23];&quot;price&quot;)" office:value-type="float" office:value="0">
            <text:p>#NAMN?</text:p>
          </table:table-cell>
          <table:table-cell table:number-columns-repeated="3"/>
          <table:table-cell table:formula="of:=AVERAGE([.E23:.G2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3]-[.D23])/[.D2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OneSpan</text:p>
          </table:table-cell>
          <table:table-cell table:number-columns-repeated="2" office:value-type="string">
            <text:p>OSPN</text:p>
          </table:table-cell>
          <table:table-cell table:formula="of:=googlefinance([.C24];&quot;price&quot;)" office:value-type="float" office:value="0">
            <text:p>#NAMN?</text:p>
          </table:table-cell>
          <table:table-cell table:number-columns-repeated="3"/>
          <table:table-cell table:formula="of:=AVERAGE([.E24:.G2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4]-[.D24])/[.D2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Alkermes</text:p>
          </table:table-cell>
          <table:table-cell table:number-columns-repeated="2" office:value-type="string">
            <text:p>ALKS</text:p>
          </table:table-cell>
          <table:table-cell table:formula="of:=googlefinance([.C25];&quot;price&quot;)" office:value-type="float" office:value="0">
            <text:p>#NAMN?</text:p>
          </table:table-cell>
          <table:table-cell table:number-columns-repeated="3"/>
          <table:table-cell table:formula="of:=AVERAGE([.E25:.G2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5]-[.D25])/[.D2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SIGA Technologies</text:p>
          </table:table-cell>
          <table:table-cell table:number-columns-repeated="2" office:value-type="string">
            <text:p>SIGA</text:p>
          </table:table-cell>
          <table:table-cell table:formula="of:=googlefinance([.C26];&quot;price&quot;)" office:value-type="float" office:value="0">
            <text:p>#NAMN?</text:p>
          </table:table-cell>
          <table:table-cell table:number-columns-repeated="3"/>
          <table:table-cell table:formula="of:=AVERAGE([.E26:.G2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6]-[.D26])/[.D2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al-Maine Foods</text:p>
          </table:table-cell>
          <table:table-cell table:number-columns-repeated="2" office:value-type="string">
            <text:p>CALM</text:p>
          </table:table-cell>
          <table:table-cell table:formula="of:=googlefinance([.C27];&quot;price&quot;)" office:value-type="float" office:value="0">
            <text:p>#NAMN?</text:p>
          </table:table-cell>
          <table:table-cell table:number-columns-repeated="3"/>
          <table:table-cell table:formula="of:=AVERAGE([.E27:.G2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7]-[.D27])/[.D2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Gubra</text:p>
          </table:table-cell>
          <table:table-cell table:number-columns-repeated="2" office:value-type="string">
            <text:p>GUBRA</text:p>
          </table:table-cell>
          <table:table-cell table:formula="of:=googlefinance([.C28];&quot;price&quot;)" office:value-type="float" office:value="0">
            <text:p>#NAMN?</text:p>
          </table:table-cell>
          <table:table-cell table:number-columns-repeated="3"/>
          <table:table-cell table:formula="of:=AVERAGE([.E28:.G2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8]-[.D28])/[.D2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InMode</text:p>
          </table:table-cell>
          <table:table-cell table:number-columns-repeated="2" office:value-type="string">
            <text:p>INMD</text:p>
          </table:table-cell>
          <table:table-cell table:formula="of:=googlefinance([.C29];&quot;price&quot;)" office:value-type="float" office:value="0">
            <text:p>#NAMN?</text:p>
          </table:table-cell>
          <table:table-cell table:number-columns-repeated="3"/>
          <table:table-cell table:formula="of:=AVERAGE([.E29:.G2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29]-[.D29])/[.D2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True B</text:p>
          </table:table-cell>
          <table:table-cell table:number-columns-repeated="2" office:value-type="string">
            <text:p>TRUE B</text:p>
          </table:table-cell>
          <table:table-cell table:formula="of:=googlefinance([.C30];&quot;price&quot;)" office:value-type="float" office:value="0">
            <text:p>#NAMN?</text:p>
          </table:table-cell>
          <table:table-cell table:number-columns-repeated="3"/>
          <table:table-cell table:formula="of:=AVERAGE([.E30:.G3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0]-[.D30])/[.D3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atalyst Pharma</text:p>
          </table:table-cell>
          <table:table-cell table:number-columns-repeated="2" office:value-type="string">
            <text:p>CPRX</text:p>
          </table:table-cell>
          <table:table-cell table:formula="of:=googlefinance([.C31];&quot;price&quot;)" office:value-type="float" office:value="0">
            <text:p>#NAMN?</text:p>
          </table:table-cell>
          <table:table-cell table:number-columns-repeated="3"/>
          <table:table-cell table:formula="of:=AVERAGE([.E31:.G3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1]-[.D31])/[.D3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PTC Therapeutics</text:p>
          </table:table-cell>
          <table:table-cell table:number-columns-repeated="2" office:value-type="string">
            <text:p>PTCT</text:p>
          </table:table-cell>
          <table:table-cell table:formula="of:=googlefinance([.C32];&quot;price&quot;)" office:value-type="float" office:value="0">
            <text:p>#NAMN?</text:p>
          </table:table-cell>
          <table:table-cell table:number-columns-repeated="3"/>
          <table:table-cell table:formula="of:=AVERAGE([.E32:.G3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2]-[.D32])/[.D3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Perdoceo Education</text:p>
          </table:table-cell>
          <table:table-cell table:number-columns-repeated="2" office:value-type="string">
            <text:p>PRDO</text:p>
          </table:table-cell>
          <table:table-cell table:formula="of:=googlefinance([.C33];&quot;price&quot;)" office:value-type="float" office:value="0">
            <text:p>#NAMN?</text:p>
          </table:table-cell>
          <table:table-cell table:number-columns-repeated="3"/>
          <table:table-cell table:formula="of:=AVERAGE([.E33:.G3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3]-[.D33])/[.D3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Karooooo</text:p>
          </table:table-cell>
          <table:table-cell table:number-columns-repeated="2" office:value-type="string">
            <text:p>KARO</text:p>
          </table:table-cell>
          <table:table-cell table:formula="of:=googlefinance([.C34];&quot;price&quot;)" office:value-type="float" office:value="0">
            <text:p>#NAMN?</text:p>
          </table:table-cell>
          <table:table-cell table:number-columns-repeated="3"/>
          <table:table-cell table:formula="of:=AVERAGE([.E34:.G3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4]-[.D34])/[.D3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PTC Inc</text:p>
          </table:table-cell>
          <table:table-cell table:number-columns-repeated="2" office:value-type="string">
            <text:p>PTC</text:p>
          </table:table-cell>
          <table:table-cell table:formula="of:=googlefinance([.C35];&quot;price&quot;)" office:value-type="float" office:value="0">
            <text:p>#NAMN?</text:p>
          </table:table-cell>
          <table:table-cell table:number-columns-repeated="3"/>
          <table:table-cell table:formula="of:=AVERAGE([.E35:.G3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5]-[.D35])/[.D3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Daily Journal Corp</text:p>
          </table:table-cell>
          <table:table-cell table:number-columns-repeated="2" office:value-type="string">
            <text:p>DJCO</text:p>
          </table:table-cell>
          <table:table-cell table:formula="of:=googlefinance([.C36];&quot;price&quot;)" office:value-type="float" office:value="0">
            <text:p>#NAMN?</text:p>
          </table:table-cell>
          <table:table-cell table:number-columns-repeated="3"/>
          <table:table-cell table:formula="of:=AVERAGE([.E36:.G3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6]-[.D36])/[.D3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Innovative Solutions</text:p>
          </table:table-cell>
          <table:table-cell table:number-columns-repeated="2" office:value-type="string">
            <text:p>ISSC</text:p>
          </table:table-cell>
          <table:table-cell table:formula="of:=googlefinance([.C37];&quot;price&quot;)" office:value-type="float" office:value="0">
            <text:p>#NAMN?</text:p>
          </table:table-cell>
          <table:table-cell table:number-columns-repeated="3"/>
          <table:table-cell table:formula="of:=AVERAGE([.E37:.G3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7]-[.D37])/[.D3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BK Technologies</text:p>
          </table:table-cell>
          <table:table-cell table:number-columns-repeated="2" office:value-type="string">
            <text:p>BKTI</text:p>
          </table:table-cell>
          <table:table-cell table:formula="of:=googlefinance([.C38];&quot;price&quot;)" office:value-type="float" office:value="0">
            <text:p>#NAMN?</text:p>
          </table:table-cell>
          <table:table-cell table:number-columns-repeated="3"/>
          <table:table-cell table:formula="of:=AVERAGE([.E38:.G3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8]-[.D38])/[.D3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Vaalco Energy</text:p>
          </table:table-cell>
          <table:table-cell table:number-columns-repeated="2" office:value-type="string">
            <text:p>VLE</text:p>
          </table:table-cell>
          <table:table-cell table:formula="of:=googlefinance([.C39];&quot;price&quot;)" office:value-type="float" office:value="0">
            <text:p>#NAMN?</text:p>
          </table:table-cell>
          <table:table-cell table:number-columns-repeated="3"/>
          <table:table-cell table:formula="of:=AVERAGE([.E39:.G3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39]-[.D39])/[.D3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Krystal Biotech</text:p>
          </table:table-cell>
          <table:table-cell table:number-columns-repeated="2" office:value-type="string">
            <text:p>KRYS</text:p>
          </table:table-cell>
          <table:table-cell table:formula="of:=googlefinance([.C40];&quot;price&quot;)" office:value-type="float" office:value="0">
            <text:p>#NAMN?</text:p>
          </table:table-cell>
          <table:table-cell table:number-columns-repeated="3"/>
          <table:table-cell table:formula="of:=AVERAGE([.E40:.G4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0]-[.D40])/[.D4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Nichols</text:p>
          </table:table-cell>
          <table:table-cell table:number-columns-repeated="2" office:value-type="string">
            <text:p>NICL</text:p>
          </table:table-cell>
          <table:table-cell table:formula="of:=googlefinance([.C41];&quot;price&quot;)" office:value-type="float" office:value="0">
            <text:p>#NAMN?</text:p>
          </table:table-cell>
          <table:table-cell table:number-columns-repeated="3"/>
          <table:table-cell table:formula="of:=AVERAGE([.E41:.G4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1]-[.D41])/[.D4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Ituran Location</text:p>
          </table:table-cell>
          <table:table-cell table:number-columns-repeated="2" office:value-type="string">
            <text:p>ITRN</text:p>
          </table:table-cell>
          <table:table-cell table:formula="of:=googlefinance([.C42];&quot;price&quot;)" office:value-type="float" office:value="0">
            <text:p>#NAMN?</text:p>
          </table:table-cell>
          <table:table-cell table:number-columns-repeated="3"/>
          <table:table-cell table:formula="of:=AVERAGE([.E42:.G4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2]-[.D42])/[.D4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Weyco Group</text:p>
          </table:table-cell>
          <table:table-cell table:number-columns-repeated="2" office:value-type="string">
            <text:p>WEYS</text:p>
          </table:table-cell>
          <table:table-cell table:formula="of:=googlefinance([.C43];&quot;price&quot;)" office:value-type="float" office:value="0">
            <text:p>#NAMN?</text:p>
          </table:table-cell>
          <table:table-cell table:number-columns-repeated="3"/>
          <table:table-cell table:formula="of:=AVERAGE([.E43:.G4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3]-[.D43])/[.D4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Philip Morris</text:p>
          </table:table-cell>
          <table:table-cell table:number-columns-repeated="2" office:value-type="string">
            <text:p>PM</text:p>
          </table:table-cell>
          <table:table-cell table:formula="of:=googlefinance([.C44];&quot;price&quot;)" office:value-type="float" office:value="0">
            <text:p>#NAMN?</text:p>
          </table:table-cell>
          <table:table-cell table:number-columns-repeated="3"/>
          <table:table-cell table:formula="of:=AVERAGE([.E44:.G4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4]-[.D44])/[.D4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Tenneco</text:p>
          </table:table-cell>
          <table:table-cell table:number-columns-repeated="2" office:value-type="string">
            <text:p>TEN</text:p>
          </table:table-cell>
          <table:table-cell table:formula="of:=googlefinance([.C45];&quot;price&quot;)" office:value-type="float" office:value="0">
            <text:p>#NAMN?</text:p>
          </table:table-cell>
          <table:table-cell table:number-columns-repeated="3"/>
          <table:table-cell table:formula="of:=AVERAGE([.E45:.G4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5]-[.D45])/[.D4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Ennis Inc</text:p>
          </table:table-cell>
          <table:table-cell table:number-columns-repeated="2" office:value-type="string">
            <text:p>EBF</text:p>
          </table:table-cell>
          <table:table-cell table:formula="of:=googlefinance([.C46];&quot;price&quot;)" office:value-type="float" office:value="0">
            <text:p>#NAMN?</text:p>
          </table:table-cell>
          <table:table-cell table:number-columns-repeated="3"/>
          <table:table-cell table:formula="of:=AVERAGE([.E46:.G4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6]-[.D46])/[.D4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FM Mattsson B</text:p>
          </table:table-cell>
          <table:table-cell table:number-columns-repeated="2" office:value-type="string">
            <text:p>FMM B</text:p>
          </table:table-cell>
          <table:table-cell table:formula="of:=googlefinance([.C47];&quot;price&quot;)" office:value-type="float" office:value="0">
            <text:p>#NAMN?</text:p>
          </table:table-cell>
          <table:table-cell table:number-columns-repeated="3"/>
          <table:table-cell table:formula="of:=AVERAGE([.E47:.G4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7]-[.D47])/[.D4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EVS Broadcast</text:p>
          </table:table-cell>
          <table:table-cell table:number-columns-repeated="2" office:value-type="string">
            <text:p>EVS</text:p>
          </table:table-cell>
          <table:table-cell table:formula="of:=googlefinance([.C48];&quot;price&quot;)" office:value-type="float" office:value="0">
            <text:p>#NAMN?</text:p>
          </table:table-cell>
          <table:table-cell table:number-columns-repeated="3"/>
          <table:table-cell table:formula="of:=AVERAGE([.E48:.G4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8]-[.D48])/[.D4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irrus Logic</text:p>
          </table:table-cell>
          <table:table-cell table:number-columns-repeated="2" office:value-type="string">
            <text:p>CRUS</text:p>
          </table:table-cell>
          <table:table-cell table:formula="of:=googlefinance([.C49];&quot;price&quot;)" office:value-type="float" office:value="0">
            <text:p>#NAMN?</text:p>
          </table:table-cell>
          <table:table-cell table:number-columns-repeated="3"/>
          <table:table-cell table:formula="of:=AVERAGE([.E49:.G4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49]-[.D49])/[.D4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opart</text:p>
          </table:table-cell>
          <table:table-cell table:number-columns-repeated="2" office:value-type="string">
            <text:p>CPRT</text:p>
          </table:table-cell>
          <table:table-cell table:formula="of:=googlefinance([.C50];&quot;price&quot;)" office:value-type="float" office:value="0">
            <text:p>#NAMN?</text:p>
          </table:table-cell>
          <table:table-cell table:number-columns-repeated="3"/>
          <table:table-cell table:formula="of:=AVERAGE([.E50:.G5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0]-[.D50])/[.D5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ResMed</text:p>
          </table:table-cell>
          <table:table-cell table:number-columns-repeated="2" office:value-type="string">
            <text:p>RMD</text:p>
          </table:table-cell>
          <table:table-cell table:formula="of:=googlefinance([.C51];&quot;price&quot;)" office:value-type="float" office:value="0">
            <text:p>#NAMN?</text:p>
          </table:table-cell>
          <table:table-cell table:number-columns-repeated="3"/>
          <table:table-cell table:formula="of:=AVERAGE([.E51:.G5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1]-[.D51])/[.D5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Alphabet</text:p>
          </table:table-cell>
          <table:table-cell table:number-columns-repeated="2" office:value-type="string">
            <text:p>GOOGL</text:p>
          </table:table-cell>
          <table:table-cell table:formula="of:=googlefinance([.C52];&quot;price&quot;)" office:value-type="float" office:value="0">
            <text:p>#NAMN?</text:p>
          </table:table-cell>
          <table:table-cell table:number-columns-repeated="3"/>
          <table:table-cell table:formula="of:=AVERAGE([.E52:.G5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2]-[.D52])/[.D52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Games Workshop</text:p>
          </table:table-cell>
          <table:table-cell table:number-columns-repeated="2" office:value-type="string">
            <text:p>GAW</text:p>
          </table:table-cell>
          <table:table-cell table:formula="of:=googlefinance([.C53];&quot;price&quot;)" office:value-type="float" office:value="0">
            <text:p>#NAMN?</text:p>
          </table:table-cell>
          <table:table-cell table:number-columns-repeated="3"/>
          <table:table-cell table:formula="of:=AVERAGE([.E53:.G53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3]-[.D53])/[.D53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Medistim</text:p>
          </table:table-cell>
          <table:table-cell table:number-columns-repeated="2" office:value-type="string">
            <text:p>MEDI</text:p>
          </table:table-cell>
          <table:table-cell table:formula="of:=googlefinance([.C54];&quot;price&quot;)" office:value-type="float" office:value="0">
            <text:p>#NAMN?</text:p>
          </table:table-cell>
          <table:table-cell table:number-columns-repeated="3"/>
          <table:table-cell table:formula="of:=AVERAGE([.E54:.G54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4]-[.D54])/[.D54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Microsoft</text:p>
          </table:table-cell>
          <table:table-cell table:number-columns-repeated="2" office:value-type="string">
            <text:p>MSFT</text:p>
          </table:table-cell>
          <table:table-cell table:formula="of:=googlefinance([.C55];&quot;price&quot;)" office:value-type="float" office:value="0">
            <text:p>#NAMN?</text:p>
          </table:table-cell>
          <table:table-cell table:number-columns-repeated="3"/>
          <table:table-cell table:formula="of:=AVERAGE([.E55:.G55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5]-[.D55])/[.D55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Garmin</text:p>
          </table:table-cell>
          <table:table-cell table:number-columns-repeated="2" office:value-type="string">
            <text:p>GRMN</text:p>
          </table:table-cell>
          <table:table-cell table:formula="of:=googlefinance([.C56];&quot;price&quot;)" office:value-type="float" office:value="0">
            <text:p>#NAMN?</text:p>
          </table:table-cell>
          <table:table-cell table:number-columns-repeated="3"/>
          <table:table-cell table:formula="of:=AVERAGE([.E56:.G56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6]-[.D56])/[.D56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Orion</text:p>
          </table:table-cell>
          <table:table-cell table:number-columns-repeated="2" office:value-type="string">
            <text:p>ORNBV</text:p>
          </table:table-cell>
          <table:table-cell table:formula="of:=googlefinance([.C57];&quot;price&quot;)" office:value-type="float" office:value="0">
            <text:p>#NAMN?</text:p>
          </table:table-cell>
          <table:table-cell table:number-columns-repeated="3"/>
          <table:table-cell table:formula="of:=AVERAGE([.E57:.G57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7]-[.D57])/[.D57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Jack Henry</text:p>
          </table:table-cell>
          <table:table-cell table:number-columns-repeated="2" office:value-type="string">
            <text:p>JKHY</text:p>
          </table:table-cell>
          <table:table-cell table:formula="of:=googlefinance([.C58];&quot;price&quot;)" office:value-type="float" office:value="0">
            <text:p>#NAMN?</text:p>
          </table:table-cell>
          <table:table-cell table:number-columns-repeated="3"/>
          <table:table-cell table:formula="of:=AVERAGE([.E58:.G58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8]-[.D58])/[.D58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Christian Berner Tech</text:p>
          </table:table-cell>
          <table:table-cell table:number-columns-repeated="2" office:value-type="string">
            <text:p>CEVI</text:p>
          </table:table-cell>
          <table:table-cell table:formula="of:=googlefinance([.C59];&quot;price&quot;)" office:value-type="float" office:value="0">
            <text:p>#NAMN?</text:p>
          </table:table-cell>
          <table:table-cell table:number-columns-repeated="3"/>
          <table:table-cell table:formula="of:=AVERAGE([.E59:.G59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59]-[.D59])/[.D59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Rvrc Holding</text:p>
          </table:table-cell>
          <table:table-cell table:number-columns-repeated="2" office:value-type="string">
            <text:p>RVRC</text:p>
          </table:table-cell>
          <table:table-cell table:formula="of:=googlefinance([.C60];&quot;price&quot;)" office:value-type="float" office:value="0">
            <text:p>#NAMN?</text:p>
          </table:table-cell>
          <table:table-cell table:number-columns-repeated="3"/>
          <table:table-cell table:formula="of:=AVERAGE([.E60:.G60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60]-[.D60])/[.D60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Dave Inc</text:p>
          </table:table-cell>
          <table:table-cell table:number-columns-repeated="2" office:value-type="string">
            <text:p>DAVE</text:p>
          </table:table-cell>
          <table:table-cell table:formula="of:=googlefinance([.C61];&quot;price&quot;)" office:value-type="float" office:value="0">
            <text:p>#NAMN?</text:p>
          </table:table-cell>
          <table:table-cell table:number-columns-repeated="3"/>
          <table:table-cell table:formula="of:=AVERAGE([.E61:.G61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61]-[.D61])/[.D61]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office:value-type="string">
            <text:p>Duolingo</text:p>
          </table:table-cell>
          <table:table-cell table:number-columns-repeated="2" office:value-type="string">
            <text:p>DUOL</text:p>
          </table:table-cell>
          <table:table-cell table:formula="of:=googlefinance([.C62];&quot;price&quot;)" office:value-type="float" office:value="0">
            <text:p>#NAMN?</text:p>
          </table:table-cell>
          <table:table-cell table:number-columns-repeated="3"/>
          <table:table-cell table:formula="of:=AVERAGE([.E62:.G62])" office:value-type="float" office:value="0">
            <text:p>#DIV/0!</text:p>
          </table:table-cell>
          <table:table-cell/>
          <table:table-cell table:formula="of:=TODAY()" office:value-type="date" office:date-value="2026-03-15">
            <text:p>26-03-15</text:p>
          </table:table-cell>
          <table:table-cell table:formula="of:=([.H62]-[.D62])/[.D62]" office:value-type="float" office:value="0">
            <text:p>#DIV/0!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8000" number:language="sv" number:country="SE">
      <number:number number:min-integer-digits="1"/>
    </number:number-style>
    <number:number-style style:name="N8106P0" style:volatile="true" number:language="sv" number:country="SE">
      <number:number number:decimal-places="0" number:min-integer-digits="1" number:grouping="true"/>
      <number:text> kr</number:text>
    </number:number-style>
    <number:number-style style:name="N8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6P0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2" number:min-integer-digits="1" number:grouping="true"/>
      <number:text> kr</number:text>
    </number:number-style>
    <number:number-style style:name="N8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08P0"/>
    </number:number-style>
    <number:number-style style:name="N8109P0" style:volatile="true" number:language="sv" number:country="SE">
      <number:number number:decimal-places="2" number:min-integer-digits="1" number:grouping="true"/>
      <number:text> kr</number:text>
    </number:number-style>
    <number:number-style style:name="N8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09P0"/>
    </number:number-style>
    <number:date-style style:name="N8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1" number:language="sv" number:country="SE">
      <number:day number:style="long"/>
      <number:text>-</number:text>
      <number:month number:textual="true"/>
    </number:date-style>
    <number:date-style style:name="N8112" number:language="sv" number:country="SE">
      <number:month number:textual="true"/>
      <number:text>-</number:text>
      <number:year/>
    </number:date-style>
    <number:time-style style:name="N8113" number:language="sv" number:country="SE">
      <number:hours/>
      <number:text>:</number:text>
      <number:minutes number:style="long"/>
      <number:text> </number:text>
      <number:am-pm/>
    </number:time-style>
    <number:time-style style:name="N8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sv" number:country="SE">
      <number:number number:decimal-places="0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0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7P0"/>
    </number:number-style>
    <number:number-style style:name="N8118P0" style:volatile="true" number:language="sv" number:country="SE">
      <number:number number:decimal-places="2" number:min-integer-digits="1" number:grouping="true"/>
      <number:text>    </number:text>
    </number:number-style>
    <number:number-style style:name="N8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8P0"/>
    </number:number-style>
    <number:number-style style:name="N8119P0" style:volatile="true" number:language="sv" number:country="SE">
      <number:number number:decimal-places="2" number:min-integer-digits="1" number:grouping="true"/>
      <number:text>    </number:text>
    </number:number-style>
    <number:number-style style:name="N8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0P2" style:volatile="true" number:language="sv" number:country="SE">
      <number:text> -     </number:text>
    </number:number-style>
    <number:text-style style:name="N8120" number:language="sv" number:country="S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21P2" style:volatile="true" number:language="sv" number:country="SE">
      <number:text> - kr </number:text>
    </number:number-style>
    <number:text-style style:name="N8121" number:language="sv" number:country="S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22" number:language="sv" number:country="S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23" number:language="sv" number:country="S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sv" number:country="SE">
      <number:minutes number:style="long"/>
      <number:text>:</number:text>
      <number:seconds number:style="long"/>
    </number:time-style>
    <number:time-style style:name="N8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sv" number:country="SE">
      <number:minutes number:style="long"/>
      <number:text>:</number:text>
      <number:seconds number:style="long" number:decimal-places="1"/>
    </number:time-style>
    <number:number-style style:name="N8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15">2026-03-15</text:date>, <text:time>18:04:1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3-15T18:04:15</dc:date>
    <dc:creator>R M</dc:creator>
    <meta:document-statistic meta:table-count="1" meta:cell-count="438" meta:object-count="0"/>
    <meta:generator>OpenOffice/4.1.15$Unix OpenOffice.org_project/4115m2$Build-9813</meta:generator>
  </office:meta>
</office:document-meta>
</file>